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076cm" draw:fill-color="#ffffff" draw:textarea-horizontal-align="justify" draw:textarea-vertical-align="middle" draw:auto-grow-height="false" fo:min-height="2.29cm" fo:min-width="4.58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svg:stroke-color="#000000" draw:marker-start-width="0.279cm" draw:marker-end="Arrow_20_short" draw:marker-end-width="0.737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076cm" draw:fill-color="#ffffff" draw:textarea-horizontal-align="justify" draw:textarea-vertical-align="middle" draw:auto-grow-height="false" fo:min-height="2.24cm" fo:min-width="4.53cm" fo:padding-top="0.15cm" fo:padding-bottom="0.15cm" fo:padding-left="0.275cm" fo:padding-right="0.27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54cm" svg:x="8.62cm" svg:y="3.54cm">
          <text:p text:style-name="P1">Disturbanc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08cm" svg:height="2.54cm" svg:x="3.54cm" svg:y="8.62cm">
          <text:p text:style-name="P1">present 1<text:line-break/>absent 3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08cm" svg:height="2.54cm" svg:x="13.7cm" svg:y="8.62cm">
          <text:p text:style-name="P1">present 2<text:line-break/>absent 1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.16cm" svg:y1="6.08cm" svg:x2="6.08cm" svg:y2="8.62cm" draw:start-shape="id1" draw:start-glue-point="2" draw:end-shape="id2" draw:end-glue-point="0" svg:d="M11160 6080l-5080 2540" svg:viewBox="0 0 5081 2541">
          <text:p/>
        </draw:connector>
        <draw:connector draw:style-name="gr2" draw:text-style-name="P3" draw:layer="layout" draw:type="line" svg:x1="11.16cm" svg:y1="6.08cm" svg:x2="16.24cm" svg:y2="8.62cm" draw:start-shape="id1" draw:start-glue-point="2" draw:end-shape="id3" draw:end-glue-point="0" svg:d="M11160 6080l5080 2540" svg:viewBox="0 0 5081 2541">
          <text:p/>
        </draw:connector>
        <draw:frame draw:style-name="gr3" draw:text-style-name="P4" draw:layer="layout" svg:width="2.54cm" svg:height="1.673cm" svg:x="7.032cm" svg:y="6.397cm">
          <draw:text-box>
            <text:p>Yes</text:p>
          </draw:text-box>
        </draw:frame>
        <draw:frame draw:style-name="gr3" draw:text-style-name="P4" draw:layer="layout" svg:width="2.223cm" svg:height="1.673cm" svg:x="13.382cm" svg:y="6.397cm">
          <draw:text-box>
            <text:p>No</text:p>
          </draw:text-box>
        </draw:frame>
        <draw:custom-shape draw:style-name="gr4" draw:text-style-name="P2" xml:id="id4" draw:id="id4" draw:layer="layout" svg:width="5.08cm" svg:height="2.54cm" svg:x="8.62cm" svg:y="17.54cm">
          <text:p text:style-name="P1">Avg. temp &lt; 11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.08cm" svg:height="2.54cm" svg:x="3.54cm" svg:y="22.62cm">
          <text:p text:style-name="P1">present 0<text:line-break/>absent 1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5.08cm" svg:height="2.54cm" svg:x="13.7cm" svg:y="22.62cm">
          <text:p text:style-name="P1">present 3<text:line-break/>absent 3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.16cm" svg:y1="20.08cm" svg:x2="6.08cm" svg:y2="22.62cm" draw:start-shape="id4" draw:start-glue-point="2" draw:end-shape="id5" draw:end-glue-point="0" svg:d="M11160 20080l-5080 2540" svg:viewBox="0 0 5081 2541">
          <text:p/>
        </draw:connector>
        <draw:connector draw:style-name="gr2" draw:text-style-name="P3" draw:layer="layout" draw:type="line" svg:x1="11.16cm" svg:y1="20.08cm" svg:x2="16.24cm" svg:y2="22.62cm" draw:start-shape="id4" draw:start-glue-point="2" draw:end-shape="id6" draw:end-glue-point="0" svg:d="M11160 20080l5080 2540" svg:viewBox="0 0 5081 2541">
          <text:p/>
        </draw:connector>
        <draw:frame draw:style-name="gr3" draw:text-style-name="P4" draw:layer="layout" svg:width="3.175cm" svg:height="1.673cm" svg:x="6.997cm" svg:y="20.397cm">
          <draw:text-box>
            <text:p>Yes</text:p>
          </draw:text-box>
        </draw:frame>
        <draw:frame draw:style-name="gr3" draw:text-style-name="P4" draw:layer="layout" svg:width="3.81cm" svg:height="1.673cm" svg:x="13.382cm" svg:y="20.397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0:45:31.847150717</meta:creation-date>
    <dc:date>2025-05-16T11:37:30.355384396</dc:date>
    <meta:editing-duration>PT34M17S</meta:editing-duration>
    <meta:editing-cycles>5</meta:editing-cycles>
    <meta:generator>LibreOffice/24.2.7.2$Linux_X86_64 LibreOffice_project/420$Build-2</meta:generator>
    <meta:document-statistic meta:object-count="14"/>
  </office:meta>
</office:document-meta>
</file>